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style:font-name="Lucida Console"/>
    </style:style>
    <style:style style:name="T1" style:family="text">
      <style:text-properties style:font-name="Lucida Console"/>
    </style:style>
    <style:style style:name="T2" style:family="text">
      <style:text-properties style:font-name="Times New Roman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Wassim Chegham</text:p>
            <text:p text:style-name="Table_20_Contents">Gurval Le Bouter</text:p>
          </table:table-cell>
          <table:table-cell table:style-name="Tableau1.A1" office:value-type="string">
            <text:p text:style-name="P1">DOC – TP schéma XML</text:p>
          </table:table-cell>
          <table:table-cell table:style-name="Tableau1.C1" office:value-type="string">
            <text:p text:style-name="P2">Le <text:date style:data-style-name="N37" text:date-value="2011-10-03T10:26:58.56" text:fixed="true">03/10/11</text:date></text:p>
          </table:table-cell>
        </table:table-row>
      </table:table>
      <text:p text:style-name="Standard"/>
      <text:p text:style-name="Standard">Pour réaliser ce TP, nous avons utilisé eclipse et son plugin WTP. Contrairement à XMLSpy, celui-ci est multi-plateforme et propose une autocomplétion améliorée. Cela permet de travailler plus rapidement.</text:p>
      <text:h text:style-name="Heading_20_1" text:outline-level="1">Station Météo (meteo1.xsd et meteo1.xml) :</text:h>
      <text:h text:style-name="Heading_20_2" text:outline-level="2">1 - Météo</text:h>
      <text:p text:style-name="Text_20_body">En ce qui concerne la description d'une station météo, l'élément « meteo » contient des sous éléments inclus dans un tag « all ». Ces éléments sont : nom, pays, numero, rue, zipcode, ville, et téléphone. <text:s/></text:p>
      <text:p text:style-name="Text_20_body">L'élément « telephone » est optionnel car on utilise l'attribut <text:span text:style-name="T1">minOccurs="0"</text:span>. </text:p>
      <text:p text:style-name="Text_20_body">L’élément « pays » est de type ISO3166CountyCode, définie dans l'espace de nom stl, lui même importé du schéma : <text:a xlink:type="simple" xlink:href="http://www.codesynthesis.com/projects/xsstl/xsstl/iso3166-country-code.xsd">http://www.codesynthesis.com/projects/xsstl/xsstl/iso3166-country-code.xsd</text:a>. Ce qui force le respect du standard ISO3166. Par exemple, pour la France, le code est fr_FR. L'import de ce schéma a été réalisé via le tag suivant :</text:p>
      <text:p text:style-name="P4">&lt;xs:import namespace="<text:a xlink:type="simple" xlink:href="http://www.codesynthesis.com/xmlns/xsstl">http://www.codesynthesis.com/xmlns/xsstl</text:a>"<text:line-break/>schemaLocation="<text:a xlink:type="simple" xlink:href="http://www.codesynthesis.com/projects/xsstl/xsstl/iso3166-country-code.xsd">http://www.codesynthesis.com/projects/xsstl/xsstl/iso3166-country-code.xsd</text:a>" /&gt;</text:p>
      <text:p text:style-name="Text_20_body"/>
      <text:p text:style-name="Text_20_body">Une « meteo » contient aussi les attributs « metar » (détaillé plus bas), latitude, longitude et altitude. Pour définir une restriction sur tous les types, notre choix s'est porté sur l'utilisation d'expressions régulières. Par exemple, celle utilisée pour la latitude :</text:p>
      <text:p text:style-name="P4">(\d|90|[0-8]\d)\s*(nord|sud)</text:p>
      <text:h text:style-name="Heading_20_2" text:outline-level="2">2 – Liste de météos</text:h>
      <text:p text:style-name="Text_20_body">Une listeDeMeteo contient une séquence de « meteo » :</text:p>
      <text:p text:style-name="P4">&lt;xs:sequence&gt;<text:line-break/><text:tab/>&lt;xs:element ref="meteo" maxOccurs="unbounded" /&gt;<text:line-break/>&lt;/xs:sequence&gt;</text:p>
      <text:p text:style-name="Text_20_body">L'attribut <text:span text:style-name="T1">maxOccurs="unbounded" </text:span><text:span text:style-name="T2">permet d'avoir un nombre illimité d’éléments « meteo ».</text:span></text:p>
      <text:p text:style-name="Text_20_body"><text:span text:style-name="T2">Afin que chaque « meteo » ait un code « metar » unique, nous le définissons comme étant une clé :</text:span></text:p>
      <text:p text:style-name="P4">&lt;xs:key name="metarKey"&gt;<text:line-break/><text:tab/>&lt;xs:selector xpath="./meteo"&gt;&lt;/xs:selector&gt;<text:line-break/><text:tab/>&lt;xs:field xpath="@metar"&gt;&lt;/xs:field&gt;<text:line-break/>&lt;/xs:key&gt;</text:p>
      <text:p text:style-name="Text_20_body"><text:span text:style-name="T2">Selector permet d'utiliser une expression Xpath afin de sélectionner tous les nœuds « meteo » à partir de l'élément courant. Quant à l'élément field, il permet de restreindre l'unicité sur un attribut particulier des nœuds « meteo » trouvés.</text:span></text:p>
      <text:p text:style-name="Text_20_body"><text:span text:style-name="T2"/></text:p>
      <text:h text:style-name="P3" text:outline-level="1"><text:span text:style-name="T2">Relevé météo (meteo2.xsd et meteo2.xml) :</text:span></text:h>
      <text:h text:style-name="Heading_20_2" text:outline-level="2"><text:span text:style-name="T2">3 – Relevé</text:span></text:h>
      <text:p text:style-name="Text_20_body"><text:span text:style-name="T2">Un élément « releve » contient un sous élément « vent », qui peut être soit « ventVitesseAbs », ou soit « ventBeaufort » et contenant un attribut « direction ». Ce choix est effectué grâce au tag choice.</text:span></text:p>
      <text:p text:style-name="Text_20_body"><text:span text:style-name="T2">« Releve » contient également les attributs « metar », « date », « temperature », « pression », « humidite » et « precipitation ». Il sont tous imposés grâce à l'attribut </text:span><text:span text:style-name="T1">use="required"</text:span><text:span text:style-name="T2">. Leur type est également restreint à l'aide d'une expression régulière.</text:span></text:p>
      <text:h text:style-name="Heading_20_2" text:outline-level="2"><text:span text:style-name="T2">4 – Relevé Journalier</text:span></text:h>
      <text:p text:style-name="Text_20_body"><text:span text:style-name="T2">A la manière de « listeDeMeteo », « releveJournalier » contient une liste de « releve », dont le nombre d'éléments est limité à 24 avec l'attribut </text:span><text:span text:style-name="T1">maxOccurs="24"</text:span><text:span text:style-name="T2">.</text:span></text:p>
      <text:h text:style-name="Heading_20_1" text:outline-level="1"><text:span text:style-name="T2">Base de données météorologique (meteo3.xsd et meteo3.xml) :</text:span></text:h>
      <text:h text:style-name="Heading_20_2" text:outline-level="2"><text:span text:style-name="T2">5 – description des données météorologique</text:span></text:h>
      <text:p text:style-name="Text_20_body"><text:span text:style-name="T2">Tout d'abords, on inclus les fichiers meteo1.xsd et meteo2.xsd comme ceci :</text:span></text:p>
      <text:p text:style-name="P4">&lt;xs:include schemaLocation="meteo1.xsd"&gt;&lt;/xs:include&gt;<text:line-break/>&lt;xs:include schemaLocation="meteo2.xsd"&gt;&lt;/xs:include&gt;</text:p>
      <text:p text:style-name="Text_20_body"><text:span text:style-name="T2">L'include permet de garder me même espace de nom, contrairement à l'import.</text:span></text:p>
      <text:p text:style-name="Text_20_body"><text:span text:style-name="T2">On défini un élément racine qui va accueillir des « releveJournalier » et des « listeDeMeteo ».</text:span></text:p>
      <text:p text:style-name="Text_20_body"><text:span text:style-name="T2">Afin de s'assurer que les codes metar utilisés dans les relevés journalier soit définis dans la liste de météo, on utilise un tag keyRef, permettant de référencer l’élément « metar » définit dans meteo1.xsd :</text:span></text:p>
      <text:p text:style-name="P4">&lt;xs:keyref name="metarKeyRef" refer="metarKey"&gt;<text:line-break/><text:tab/>&lt;xs:selector xpath="releveJournalier/releve"&gt;&lt;/xs:selector&gt;<text:line-break/><text:tab/>&lt;xs:field xpath="@metar"&gt;&lt;/xs:field&gt;<text:line-break/>&lt;/xs:keyref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3T10:26:05.01</meta:creation-date>
    <dc:date>2011-10-03T11:53:53.77</dc:date>
    <meta:editing-duration>PT1H12M32S</meta:editing-duration>
    <meta:editing-cycles>10</meta:editing-cycles>
    <meta:generator>OpenOffice.org/3.3$Win32 OpenOffice.org_project/330m20$Build-9567</meta:generator>
    <meta:document-statistic meta:table-count="1" meta:image-count="0" meta:object-count="0" meta:page-count="2" meta:paragraph-count="34" meta:word-count="519" meta:character-count="3600"/>
  </office:meta>
</office:document-meta>
</file>